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toryConfigurationError.FactoryConfigurationError( Exception e ,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ctoryConfigurationError.g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ConfigurationError.FactoryConfiguration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ctoryConfigurationError.FactoryConfigurationError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ctoryConfigurationError.FactoryConfigurationError(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ctoryConfigurationError.getMessag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